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EW AGRO LA CANTUTA SOCIEDAD ANONIMA CERRA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36591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078133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I ALANYA, DIEGOBER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801197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0 781 3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4393950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16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